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9.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shapes>
          <draw:frame draw:z-index="1" draw:id="id0" draw:style-name="a0" draw:name="Quicksort Heapsort Comparison Chart" svg:x="0.89567in" svg:y="2.92835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3" table:default-cell-style-name="ce1"/>
        <table:table-column table:style-name="co2" table:number-columns-repeated="16361" table:default-cell-style-name="ce1"/>
        <table:table-row table:style-name="ro1">
          <table:table-cell office:value-type="string" table:style-name="ce2">
            <text:p>Valori Heap Sort</text:p>
          </table:table-cell>
          <table:table-cell table:number-columns-repeated="13" table:style-name="ce1"/>
          <table:table-cell office:value-type="string" table:style-name="ce2">
            <text:p>Valori Quick Sort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Dim_array</text:p>
          </table:table-cell>
          <table:table-cell office:value-type="string" table:style-name="ce1">
            <text:p>N_test</text:p>
          </table:table-cell>
          <table:table-cell office:value-type="string" table:style-name="ce1">
            <text:p>min_swap</text:p>
          </table:table-cell>
          <table:table-cell office:value-type="string" table:style-name="ce1">
            <text:p>avg_swap</text:p>
          </table:table-cell>
          <table:table-cell office:value-type="string" table:style-name="ce1">
            <text:p>max_swap</text:p>
          </table:table-cell>
          <table:table-cell office:value-type="string" table:style-name="ce1">
            <text:p>min_cmp</text:p>
          </table:table-cell>
          <table:table-cell office:value-type="string" table:style-name="ce1">
            <text:p>avg_cmp</text:p>
          </table:table-cell>
          <table:table-cell office:value-type="string" table:style-name="ce1">
            <text:p>max_cmp</text:p>
          </table:table-cell>
          <table:table-cell office:value-type="string" table:style-name="ce1">
            <text:p>min_read</text:p>
          </table:table-cell>
          <table:table-cell office:value-type="string" table:style-name="ce1">
            <text:p>avg_read</text:p>
          </table:table-cell>
          <table:table-cell office:value-type="string" table:style-name="ce1">
            <text:p>max_read</text:p>
          </table:table-cell>
          <table:table-cell office:value-type="string" table:style-name="ce1">
            <text:p>n*n</text:p>
          </table:table-cell>
          <table:table-cell office:value-type="string" table:style-name="ce1">
            <text:p>n*log(n)</text:p>
          </table:table-cell>
          <table:table-cell table:style-name="ce1"/>
          <table:table-cell office:value-type="string" table:style-name="ce1">
            <text:p>min_swap</text:p>
          </table:table-cell>
          <table:table-cell office:value-type="string" table:style-name="ce1">
            <text:p>avg_swap</text:p>
          </table:table-cell>
          <table:table-cell office:value-type="string" table:style-name="ce1">
            <text:p>max_swap</text:p>
          </table:table-cell>
          <table:table-cell office:value-type="string" table:style-name="ce1">
            <text:p>min_cmp</text:p>
          </table:table-cell>
          <table:table-cell office:value-type="string" table:style-name="ce1">
            <text:p>avg_cmp</text:p>
          </table:table-cell>
          <table:table-cell office:value-type="string" table:style-name="ce1">
            <text:p>max_cmp</text:p>
          </table:table-cell>
          <table:table-cell office:value-type="string" table:style-name="ce1">
            <text:p>min_read_q</text:p>
          </table:table-cell>
          <table:table-cell office:value-type="string" table:style-name="ce1">
            <text:p>avg_read_q</text:p>
          </table:table-cell>
          <table:table-cell office:value-type="string" table:style-name="ce1">
            <text:p>max_read_q</text:p>
          </table:table-cell>
          <table:table-cell table:number-columns-repeated="1636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624.0</text:p>
          </table:table-cell>
          <table:table-cell office:value-type="float" office:value="668" table:style-name="ce1">
            <text:p>668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1284.8</text:p>
          </table:table-cell>
          <table:table-cell office:value-type="float" office:value="1317" table:style-name="ce1">
            <text:p>1317</text:p>
          </table:table-cell>
          <table:table-cell office:value-type="float" office:value="2632" table:style-name="ce1">
            <text:p>2632</text:p>
          </table:table-cell>
          <table:table-cell office:value-type="string" table:style-name="ce1">
            <text:p>2732.9</text:p>
          </table:table-cell>
          <table:table-cell office:value-type="float" office:value="2847" table:style-name="ce1">
            <text:p>2847</text:p>
          </table:table-cell>
          <table:table-cell office:value-type="string" table:style-name="ce1">
            <text:p>10000.0</text:p>
          </table:table-cell>
          <table:table-cell office:value-type="string" table:style-name="ce1">
            <text:p>664.4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389.8" table:style-name="ce1">
            <text:p>389,8</text:p>
          </table:table-cell>
          <table:table-cell office:value-type="float" office:value="637" table:style-name="ce1">
            <text:p>637</text:p>
          </table:table-cell>
          <table:table-cell office:value-type="float" office:value="531" table:style-name="ce1">
            <text:p>531</text:p>
          </table:table-cell>
          <table:table-cell office:value-type="float" office:value="643.79999999999995" table:style-name="ce1">
            <text:p>643,8</text:p>
          </table:table-cell>
          <table:table-cell office:value-type="float" office:value="907" table:style-name="ce1">
            <text:p>907</text:p>
          </table:table-cell>
          <table:table-cell office:value-type="float" office:value="1191" table:style-name="ce1">
            <text:p>1191</text:p>
          </table:table-cell>
          <table:table-cell office:value-type="float" office:value="1489.6" table:style-name="ce1">
            <text:p>1489,6</text:p>
          </table:table-cell>
          <table:table-cell office:value-type="float" office:value="2229" table:style-name="ce1">
            <text:p>2229</text:p>
          </table:table-cell>
          <table:table-cell table:number-columns-repeated="1636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1454.0</text:p>
          </table:table-cell>
          <table:table-cell office:value-type="float" office:value="1538" table:style-name="ce1">
            <text:p>1538</text:p>
          </table:table-cell>
          <table:table-cell office:value-type="float" office:value="3093" table:style-name="ce1">
            <text:p>3093</text:p>
          </table:table-cell>
          <table:table-cell office:value-type="string" table:style-name="ce1">
            <text:p>3146.0</text:p>
          </table:table-cell>
          <table:table-cell office:value-type="float" office:value="3195" table:style-name="ce1">
            <text:p>3195</text:p>
          </table:table-cell>
          <table:table-cell office:value-type="float" office:value="6282" table:style-name="ce1">
            <text:p>6282</text:p>
          </table:table-cell>
          <table:table-cell office:value-type="string" table:style-name="ce1">
            <text:p>6454.1</text:p>
          </table:table-cell>
          <table:table-cell office:value-type="float" office:value="6641" table:style-name="ce1">
            <text:p>6641</text:p>
          </table:table-cell>
          <table:table-cell office:value-type="string" table:style-name="ce1">
            <text:p>40000.0</text:p>
          </table:table-cell>
          <table:table-cell office:value-type="string" table:style-name="ce1">
            <text:p>1528.8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925.1" table:style-name="ce1">
            <text:p>925,1</text:p>
          </table:table-cell>
          <table:table-cell office:value-type="float" office:value="1394" table:style-name="ce1">
            <text:p>1394</text:p>
          </table:table-cell>
          <table:table-cell office:value-type="float" office:value="1333" table:style-name="ce1">
            <text:p>1333</text:p>
          </table:table-cell>
          <table:table-cell office:value-type="float" office:value="1559.3" table:style-name="ce1">
            <text:p>1559,3</text:p>
          </table:table-cell>
          <table:table-cell office:value-type="float" office:value="2155" table:style-name="ce1">
            <text:p>2155</text:p>
          </table:table-cell>
          <table:table-cell office:value-type="float" office:value="2924" table:style-name="ce1">
            <text:p>2924</text:p>
          </table:table-cell>
          <table:table-cell office:value-type="float" office:value="3542.6" table:style-name="ce1">
            <text:p>3542,6</text:p>
          </table:table-cell>
          <table:table-cell office:value-type="float" office:value="4899" table:style-name="ce1">
            <text:p>4899</text:p>
          </table:table-cell>
          <table:table-cell table:number-columns-repeated="1636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office:value-type="float" office:value="2264" table:style-name="ce1">
            <text:p>2264</text:p>
          </table:table-cell>
          <table:table-cell office:value-type="string" table:style-name="ce1">
            <text:p>2354.9</text:p>
          </table:table-cell>
          <table:table-cell office:value-type="float" office:value="2450" table:style-name="ce1">
            <text:p>2450</text:p>
          </table:table-cell>
          <table:table-cell office:value-type="float" office:value="5160" table:style-name="ce1">
            <text:p>5160</text:p>
          </table:table-cell>
          <table:table-cell office:value-type="string" table:style-name="ce1">
            <text:p>5222.6</text:p>
          </table:table-cell>
          <table:table-cell office:value-type="float" office:value="5286" table:style-name="ce1">
            <text:p>5286</text:p>
          </table:table-cell>
          <table:table-cell office:value-type="float" office:value="10306" table:style-name="ce1">
            <text:p>10306</text:p>
          </table:table-cell>
          <table:table-cell office:value-type="string" table:style-name="ce1">
            <text:p>10532.3</text:p>
          </table:table-cell>
          <table:table-cell office:value-type="float" office:value="10736" table:style-name="ce1">
            <text:p>10736</text:p>
          </table:table-cell>
          <table:table-cell office:value-type="string" table:style-name="ce1">
            <text:p>90000.0</text:p>
          </table:table-cell>
          <table:table-cell office:value-type="string" table:style-name="ce1">
            <text:p>2468.6</text:p>
          </table:table-cell>
          <table:table-cell table:style-name="ce1"/>
          <table:table-cell office:value-type="float" office:value="1064" table:style-name="ce1">
            <text:p>1064</text:p>
          </table:table-cell>
          <table:table-cell office:value-type="float" office:value="1503.8" table:style-name="ce1">
            <text:p>1503,8</text:p>
          </table:table-cell>
          <table:table-cell office:value-type="float" office:value="2276" table:style-name="ce1">
            <text:p>2276</text:p>
          </table:table-cell>
          <table:table-cell office:value-type="float" office:value="2235" table:style-name="ce1">
            <text:p>2235</text:p>
          </table:table-cell>
          <table:table-cell office:value-type="float" office:value="2587.5" table:style-name="ce1">
            <text:p>2587,5</text:p>
          </table:table-cell>
          <table:table-cell office:value-type="float" office:value="3344" table:style-name="ce1">
            <text:p>3344</text:p>
          </table:table-cell>
          <table:table-cell office:value-type="float" office:value="4874" table:style-name="ce1">
            <text:p>4874</text:p>
          </table:table-cell>
          <table:table-cell office:value-type="float" office:value="5794.8" table:style-name="ce1">
            <text:p>5794,8</text:p>
          </table:table-cell>
          <table:table-cell office:value-type="float" office:value="8099" table:style-name="ce1">
            <text:p>8099</text:p>
          </table:table-cell>
          <table:table-cell table:number-columns-repeated="1636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office:value-type="float" office:value="3204" table:style-name="ce1">
            <text:p>3204</text:p>
          </table:table-cell>
          <table:table-cell office:value-type="string" table:style-name="ce1">
            <text:p>3312.3</text:p>
          </table:table-cell>
          <table:table-cell office:value-type="float" office:value="3404" table:style-name="ce1">
            <text:p>3404</text:p>
          </table:table-cell>
          <table:table-cell office:value-type="float" office:value="7389" table:style-name="ce1">
            <text:p>7389</text:p>
          </table:table-cell>
          <table:table-cell office:value-type="string" table:style-name="ce1">
            <text:p>7463.8</text:p>
          </table:table-cell>
          <table:table-cell office:value-type="float" office:value="7533" table:style-name="ce1">
            <text:p>7533</text:p>
          </table:table-cell>
          <table:table-cell office:value-type="float" office:value="14654" table:style-name="ce1">
            <text:p>14654</text:p>
          </table:table-cell>
          <table:table-cell office:value-type="string" table:style-name="ce1">
            <text:p>14888.5</text:p>
          </table:table-cell>
          <table:table-cell office:value-type="float" office:value="15084" table:style-name="ce1">
            <text:p>15084</text:p>
          </table:table-cell>
          <table:table-cell office:value-type="string" table:style-name="ce1">
            <text:p>160000.0</text:p>
          </table:table-cell>
          <table:table-cell office:value-type="string" table:style-name="ce1">
            <text:p>3457.5</text:p>
          </table:table-cell>
          <table:table-cell table:style-name="ce1"/>
          <table:table-cell office:value-type="float" office:value="1580" table:style-name="ce1">
            <text:p>1580</text:p>
          </table:table-cell>
          <table:table-cell office:value-type="float" office:value="2112.6" table:style-name="ce1">
            <text:p>2112,6</text:p>
          </table:table-cell>
          <table:table-cell office:value-type="float" office:value="3225" table:style-name="ce1">
            <text:p>3225</text:p>
          </table:table-cell>
          <table:table-cell office:value-type="float" office:value="3123" table:style-name="ce1">
            <text:p>3123</text:p>
          </table:table-cell>
          <table:table-cell office:value-type="float" office:value="3658.6" table:style-name="ce1">
            <text:p>3658,6</text:p>
          </table:table-cell>
          <table:table-cell office:value-type="float" office:value="4656" table:style-name="ce1">
            <text:p>4656</text:p>
          </table:table-cell>
          <table:table-cell office:value-type="float" office:value="6808" table:style-name="ce1">
            <text:p>6808</text:p>
          </table:table-cell>
          <table:table-cell office:value-type="float" office:value="8150.4" table:style-name="ce1">
            <text:p>8150,4</text:p>
          </table:table-cell>
          <table:table-cell office:value-type="float" office:value="11337" table:style-name="ce1">
            <text:p>11337</text:p>
          </table:table-cell>
          <table:table-cell table:number-columns-repeated="16361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4182" table:style-name="ce1">
            <text:p>4182</text:p>
          </table:table-cell>
          <table:table-cell office:value-type="string" table:style-name="ce1">
            <text:p>4288.2</text:p>
          </table:table-cell>
          <table:table-cell office:value-type="float" office:value="4425" table:style-name="ce1">
            <text:p>4425</text:p>
          </table:table-cell>
          <table:table-cell office:value-type="float" office:value="9672" table:style-name="ce1">
            <text:p>9672</text:p>
          </table:table-cell>
          <table:table-cell office:value-type="string" table:style-name="ce1">
            <text:p>9765.5</text:p>
          </table:table-cell>
          <table:table-cell office:value-type="float" office:value="9843" table:style-name="ce1">
            <text:p>9843</text:p>
          </table:table-cell>
          <table:table-cell office:value-type="float" office:value="19066" table:style-name="ce1">
            <text:p>19066</text:p>
          </table:table-cell>
          <table:table-cell office:value-type="string" table:style-name="ce1">
            <text:p>19341.9</text:p>
          </table:table-cell>
          <table:table-cell office:value-type="float" office:value="19642" table:style-name="ce1">
            <text:p>19642</text:p>
          </table:table-cell>
          <table:table-cell office:value-type="string" table:style-name="ce1">
            <text:p>250000.0</text:p>
          </table:table-cell>
          <table:table-cell office:value-type="string" table:style-name="ce1">
            <text:p>4482.9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2738.2" table:style-name="ce1">
            <text:p>2738,2</text:p>
          </table:table-cell>
          <table:table-cell office:value-type="float" office:value="3812" table:style-name="ce1">
            <text:p>3812</text:p>
          </table:table-cell>
          <table:table-cell office:value-type="float" office:value="4170" table:style-name="ce1">
            <text:p>4170</text:p>
          </table:table-cell>
          <table:table-cell office:value-type="float" office:value="4794.8" table:style-name="ce1">
            <text:p>4794,8</text:p>
          </table:table-cell>
          <table:table-cell office:value-type="float" office:value="6070" table:style-name="ce1">
            <text:p>6070</text:p>
          </table:table-cell>
          <table:table-cell office:value-type="float" office:value="8985" table:style-name="ce1">
            <text:p>8985</text:p>
          </table:table-cell>
          <table:table-cell office:value-type="float" office:value="10604.4" table:style-name="ce1">
            <text:p>10604,4</text:p>
          </table:table-cell>
          <table:table-cell office:value-type="float" office:value="13801" table:style-name="ce1">
            <text:p>13801</text:p>
          </table:table-cell>
          <table:table-cell table:number-columns-repeated="16361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office:value-type="float" office:value="5203" table:style-name="ce1">
            <text:p>5203</text:p>
          </table:table-cell>
          <table:table-cell office:value-type="string" table:style-name="ce1">
            <text:p>5320.6</text:p>
          </table:table-cell>
          <table:table-cell office:value-type="float" office:value="5425" table:style-name="ce1">
            <text:p>5425</text:p>
          </table:table-cell>
          <table:table-cell office:value-type="float" office:value="12123" table:style-name="ce1">
            <text:p>12123</text:p>
          </table:table-cell>
          <table:table-cell office:value-type="string" table:style-name="ce1">
            <text:p>12215.1</text:p>
          </table:table-cell>
          <table:table-cell office:value-type="float" office:value="12291" table:style-name="ce1">
            <text:p>12291</text:p>
          </table:table-cell>
          <table:table-cell office:value-type="float" office:value="23771" table:style-name="ce1">
            <text:p>23771</text:p>
          </table:table-cell>
          <table:table-cell office:value-type="string" table:style-name="ce1">
            <text:p>24056.4</text:p>
          </table:table-cell>
          <table:table-cell office:value-type="float" office:value="24316" table:style-name="ce1">
            <text:p>24316</text:p>
          </table:table-cell>
          <table:table-cell office:value-type="string" table:style-name="ce1">
            <text:p>360000.0</text:p>
          </table:table-cell>
          <table:table-cell office:value-type="string" table:style-name="ce1">
            <text:p>5537.3</text:p>
          </table:table-cell>
          <table:table-cell table:style-name="ce1"/>
          <table:table-cell office:value-type="float" office:value="2560" table:style-name="ce1">
            <text:p>2560</text:p>
          </table:table-cell>
          <table:table-cell office:value-type="float" office:value="3402" table:style-name="ce1">
            <text:p>3402</text:p>
          </table:table-cell>
          <table:table-cell office:value-type="float" office:value="4722" table:style-name="ce1">
            <text:p>4722</text:p>
          </table:table-cell>
          <table:table-cell office:value-type="float" office:value="5200" table:style-name="ce1">
            <text:p>5200</text:p>
          </table:table-cell>
          <table:table-cell office:value-type="float" office:value="5982.3" table:style-name="ce1">
            <text:p>5982,3</text:p>
          </table:table-cell>
          <table:table-cell office:value-type="float" office:value="7693" table:style-name="ce1">
            <text:p>7693</text:p>
          </table:table-cell>
          <table:table-cell office:value-type="float" office:value="11301" table:style-name="ce1">
            <text:p>11301</text:p>
          </table:table-cell>
          <table:table-cell office:value-type="float" office:value="13186.2" table:style-name="ce1">
            <text:p>13186,2</text:p>
          </table:table-cell>
          <table:table-cell office:value-type="float" office:value="16913" table:style-name="ce1">
            <text:p>16913</text:p>
          </table:table-cell>
          <table:table-cell table:number-columns-repeated="1636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6217" table:style-name="ce1">
            <text:p>6217</text:p>
          </table:table-cell>
          <table:table-cell office:value-type="string" table:style-name="ce1">
            <text:p>6370.3</text:p>
          </table:table-cell>
          <table:table-cell office:value-type="float" office:value="6484" table:style-name="ce1">
            <text:p>6484</text:p>
          </table:table-cell>
          <table:table-cell office:value-type="float" office:value="14619" table:style-name="ce1">
            <text:p>14619</text:p>
          </table:table-cell>
          <table:table-cell office:value-type="string" table:style-name="ce1">
            <text:p>14735.3</text:p>
          </table:table-cell>
          <table:table-cell office:value-type="float" office:value="14823" table:style-name="ce1">
            <text:p>14823</text:p>
          </table:table-cell>
          <table:table-cell office:value-type="float" office:value="28585" table:style-name="ce1">
            <text:p>28585</text:p>
          </table:table-cell>
          <table:table-cell office:value-type="string" table:style-name="ce1">
            <text:p>28875.9</text:p>
          </table:table-cell>
          <table:table-cell office:value-type="float" office:value="29137" table:style-name="ce1">
            <text:p>29137</text:p>
          </table:table-cell>
          <table:table-cell office:value-type="string" table:style-name="ce1">
            <text:p>490000.0</text:p>
          </table:table-cell>
          <table:table-cell office:value-type="string" table:style-name="ce1">
            <text:p>6615.8</text:p>
          </table:table-cell>
          <table:table-cell table:style-name="ce1"/>
          <table:table-cell office:value-type="float" office:value="3202" table:style-name="ce1">
            <text:p>3202</text:p>
          </table:table-cell>
          <table:table-cell office:value-type="float" office:value="4078.4" table:style-name="ce1">
            <text:p>4078,4</text:p>
          </table:table-cell>
          <table:table-cell office:value-type="float" office:value="6324" table:style-name="ce1">
            <text:p>6324</text:p>
          </table:table-cell>
          <table:table-cell office:value-type="float" office:value="6170" table:style-name="ce1">
            <text:p>6170</text:p>
          </table:table-cell>
          <table:table-cell office:value-type="float" office:value="7163.8" table:style-name="ce1">
            <text:p>7163,8</text:p>
          </table:table-cell>
          <table:table-cell office:value-type="float" office:value="9289" table:style-name="ce1">
            <text:p>9289</text:p>
          </table:table-cell>
          <table:table-cell office:value-type="float" office:value="13357" table:style-name="ce1">
            <text:p>13357</text:p>
          </table:table-cell>
          <table:table-cell office:value-type="float" office:value="15786.8" table:style-name="ce1">
            <text:p>15786,8</text:p>
          </table:table-cell>
          <table:table-cell office:value-type="float" office:value="22404" table:style-name="ce1">
            <text:p>22404</text:p>
          </table:table-cell>
          <table:table-cell table:number-columns-repeated="16361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office:value-type="float" office:value="7286" table:style-name="ce1">
            <text:p>7286</text:p>
          </table:table-cell>
          <table:table-cell office:value-type="string" table:style-name="ce1">
            <text:p>7433.9</text:p>
          </table:table-cell>
          <table:table-cell office:value-type="float" office:value="7585" table:style-name="ce1">
            <text:p>7585</text:p>
          </table:table-cell>
          <table:table-cell office:value-type="float" office:value="17193" table:style-name="ce1">
            <text:p>17193</text:p>
          </table:table-cell>
          <table:table-cell office:value-type="string" table:style-name="ce1">
            <text:p>17295.6</text:p>
          </table:table-cell>
          <table:table-cell office:value-type="float" office:value="17397" table:style-name="ce1">
            <text:p>17397</text:p>
          </table:table-cell>
          <table:table-cell office:value-type="float" office:value="33464" table:style-name="ce1">
            <text:p>33464</text:p>
          </table:table-cell>
          <table:table-cell office:value-type="string" table:style-name="ce1">
            <text:p>33763.5</text:p>
          </table:table-cell>
          <table:table-cell office:value-type="float" office:value="34109" table:style-name="ce1">
            <text:p>34109</text:p>
          </table:table-cell>
          <table:table-cell office:value-type="string" table:style-name="ce1">
            <text:p>640000.0</text:p>
          </table:table-cell>
          <table:table-cell office:value-type="string" table:style-name="ce1">
            <text:p>7715.1</text:p>
          </table:table-cell>
          <table:table-cell table:style-name="ce1"/>
          <table:table-cell office:value-type="float" office:value="3648" table:style-name="ce1">
            <text:p>3648</text:p>
          </table:table-cell>
          <table:table-cell office:value-type="float" office:value="4762.5" table:style-name="ce1">
            <text:p>4762,5</text:p>
          </table:table-cell>
          <table:table-cell office:value-type="float" office:value="7021" table:style-name="ce1">
            <text:p>7021</text:p>
          </table:table-cell>
          <table:table-cell office:value-type="float" office:value="7346" table:style-name="ce1">
            <text:p>7346</text:p>
          </table:table-cell>
          <table:table-cell office:value-type="float" office:value="8429.7000000000007" table:style-name="ce1">
            <text:p>8429,7</text:p>
          </table:table-cell>
          <table:table-cell office:value-type="float" office:value="10735" table:style-name="ce1">
            <text:p>10735</text:p>
          </table:table-cell>
          <table:table-cell office:value-type="float" office:value="15662" table:style-name="ce1">
            <text:p>15662</text:p>
          </table:table-cell>
          <table:table-cell office:value-type="float" office:value="18487.599999999999" table:style-name="ce1">
            <text:p>18487,6</text:p>
          </table:table-cell>
          <table:table-cell office:value-type="float" office:value="24720" table:style-name="ce1">
            <text:p>24720</text:p>
          </table:table-cell>
          <table:table-cell table:number-columns-repeated="16361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8374" table:style-name="ce1">
            <text:p>8374</text:p>
          </table:table-cell>
          <table:table-cell office:value-type="string" table:style-name="ce1">
            <text:p>8510.5</text:p>
          </table:table-cell>
          <table:table-cell office:value-type="float" office:value="8670" table:style-name="ce1">
            <text:p>8670</text:p>
          </table:table-cell>
          <table:table-cell office:value-type="float" office:value="19800" table:style-name="ce1">
            <text:p>19800</text:p>
          </table:table-cell>
          <table:table-cell office:value-type="string" table:style-name="ce1">
            <text:p>19887.7</text:p>
          </table:table-cell>
          <table:table-cell office:value-type="float" office:value="19983" table:style-name="ce1">
            <text:p>19983</text:p>
          </table:table-cell>
          <table:table-cell office:value-type="float" office:value="38384" table:style-name="ce1">
            <text:p>38384</text:p>
          </table:table-cell>
          <table:table-cell office:value-type="string" table:style-name="ce1">
            <text:p>38708.8</text:p>
          </table:table-cell>
          <table:table-cell office:value-type="float" office:value="39096" table:style-name="ce1">
            <text:p>39096</text:p>
          </table:table-cell>
          <table:table-cell office:value-type="string" table:style-name="ce1">
            <text:p>810000.0</text:p>
          </table:table-cell>
          <table:table-cell office:value-type="string" table:style-name="ce1">
            <text:p>8832.4</text:p>
          </table:table-cell>
          <table:table-cell table:style-name="ce1"/>
          <table:table-cell office:value-type="float" office:value="4205" table:style-name="ce1">
            <text:p>4205</text:p>
          </table:table-cell>
          <table:table-cell office:value-type="float" office:value="5496.8" table:style-name="ce1">
            <text:p>5496,8</text:p>
          </table:table-cell>
          <table:table-cell office:value-type="float" office:value="8389" table:style-name="ce1">
            <text:p>8389</text:p>
          </table:table-cell>
          <table:table-cell office:value-type="float" office:value="8492" table:style-name="ce1">
            <text:p>8492</text:p>
          </table:table-cell>
          <table:table-cell office:value-type="float" office:value="9696" table:style-name="ce1">
            <text:p>9696</text:p>
          </table:table-cell>
          <table:table-cell office:value-type="float" office:value="12442" table:style-name="ce1">
            <text:p>12442</text:p>
          </table:table-cell>
          <table:table-cell office:value-type="float" office:value="18197" table:style-name="ce1">
            <text:p>18197</text:p>
          </table:table-cell>
          <table:table-cell office:value-type="float" office:value="21289.3" table:style-name="ce1">
            <text:p>21289,3</text:p>
          </table:table-cell>
          <table:table-cell office:value-type="float" office:value="28863" table:style-name="ce1">
            <text:p>28863</text:p>
          </table:table-cell>
          <table:table-cell table:number-columns-repeated="1636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9457" table:style-name="ce1">
            <text:p>9457</text:p>
          </table:table-cell>
          <table:table-cell office:value-type="string" table:style-name="ce1">
            <text:p>9594.6</text:p>
          </table:table-cell>
          <table:table-cell office:value-type="float" office:value="9752" table:style-name="ce1">
            <text:p>9752</text:p>
          </table:table-cell>
          <table:table-cell office:value-type="float" office:value="22395" table:style-name="ce1">
            <text:p>22395</text:p>
          </table:table-cell>
          <table:table-cell office:value-type="string" table:style-name="ce1">
            <text:p>22497.7</text:p>
          </table:table-cell>
          <table:table-cell office:value-type="float" office:value="22605" table:style-name="ce1">
            <text:p>22605</text:p>
          </table:table-cell>
          <table:table-cell office:value-type="float" office:value="43363" table:style-name="ce1">
            <text:p>43363</text:p>
          </table:table-cell>
          <table:table-cell office:value-type="string" table:style-name="ce1">
            <text:p>43687.0</text:p>
          </table:table-cell>
          <table:table-cell office:value-type="float" office:value="44030" table:style-name="ce1">
            <text:p>44030</text:p>
          </table:table-cell>
          <table:table-cell office:value-type="string" table:style-name="ce1">
            <text:p>1000000.0</text:p>
          </table:table-cell>
          <table:table-cell office:value-type="string" table:style-name="ce1">
            <text:p>9965.8</text:p>
          </table:table-cell>
          <table:table-cell table:style-name="ce1"/>
          <table:table-cell office:value-type="float" office:value="4780" table:style-name="ce1">
            <text:p>4780</text:p>
          </table:table-cell>
          <table:table-cell office:value-type="float" office:value="6201.8" table:style-name="ce1">
            <text:p>6201,8</text:p>
          </table:table-cell>
          <table:table-cell office:value-type="float" office:value="8662" table:style-name="ce1">
            <text:p>8662</text:p>
          </table:table-cell>
          <table:table-cell office:value-type="float" office:value="9465" table:style-name="ce1">
            <text:p>9465</text:p>
          </table:table-cell>
          <table:table-cell office:value-type="float" office:value="10993.1" table:style-name="ce1">
            <text:p>10993,1</text:p>
          </table:table-cell>
          <table:table-cell office:value-type="float" office:value="14052" table:style-name="ce1">
            <text:p>14052</text:p>
          </table:table-cell>
          <table:table-cell office:value-type="float" office:value="20805" table:style-name="ce1">
            <text:p>20805</text:p>
          </table:table-cell>
          <table:table-cell office:value-type="float" office:value="24063.4" table:style-name="ce1">
            <text:p>24063,4</text:p>
          </table:table-cell>
          <table:table-cell office:value-type="float" office:value="31011" table:style-name="ce1">
            <text:p>31011</text:p>
          </table:table-cell>
          <table:table-cell table:number-columns-repeated="1636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dc:creator>Davoleo</dc:creator>
    <meta:creation-date>2022-04-23T11:27:06Z</meta:creation-date>
    <dc:date>2022-04-27T13:18:09Z</dc:date>
    <meta:editing-cycles>4</meta:editing-cycles>
    <meta:editing-duration>PT146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title chart:style-name="CT00">
          <text:p text:style-name="a0" text:class-names="" text:cond-style-name="">Quick/Heap Sort Comparison Cha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Main.$I$2" chart:values-cell-range-address="Main.$I$3:.$I$12" chart:class="chart:line" chart:attached-axis="primary-y" chart:style-name="G0S0">
            <chart:data-point chart:repeated="10"/>
          </chart:series>
          <chart:series chart:label-cell-address="Main.$J$2" chart:values-cell-range-address="Main.$J$3:.$J$12" chart:class="chart:line" chart:attached-axis="primary-y" chart:style-name="G0S1">
            <chart:data-point chart:repeated="10"/>
          </chart:series>
          <chart:series chart:label-cell-address="Main.$K$2" chart:values-cell-range-address="Main.$K$3:.$K$12" chart:class="chart:line" chart:attached-axis="primary-y" chart:style-name="G0S2">
            <chart:data-point chart:repeated="10"/>
          </chart:series>
          <chart:series chart:label-cell-address="Main.$M$2" chart:values-cell-range-address="Main.$M$3:.$M$12" chart:class="chart:line" chart:attached-axis="primary-y" chart:style-name="G0S3">
            <chart:data-point chart:repeated="10"/>
          </chart:series>
          <chart:series chart:label-cell-address="Main.$U$2" chart:values-cell-range-address="Main.$U$3:.$U$12" chart:class="chart:line" chart:attached-axis="primary-y" chart:style-name="G0S4">
            <chart:data-point chart:repeated="10"/>
          </chart:series>
          <chart:series chart:label-cell-address="Main.$V$2" chart:values-cell-range-address="Main.$V$3:.$V$12" chart:class="chart:line" chart:attached-axis="primary-y" chart:style-name="G0S5">
            <chart:data-point chart:repeated="10"/>
          </chart:series>
          <chart:series chart:label-cell-address="Main.$W$2" chart:values-cell-range-address="Main.$W$3:.$W$12" chart:class="chart:line" chart:attached-axis="primary-y" chart:style-name="G0S6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